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0.9167in" style:rel-column-width="8995*"/>
    </style:style>
    <style:style style:name="IdentificativoPreventivo.B" style:family="table-column">
      <style:table-column-properties style:column-width="0.0111in" style:rel-column-width="106*"/>
    </style:style>
    <style:style style:name="IdentificativoPreventivo.C" style:family="table-column">
      <style:table-column-properties style:column-width="0.2722in" style:rel-column-width="2668*"/>
    </style:style>
    <style:style style:name="IdentificativoPreventivo.D" style:family="table-column">
      <style:table-column-properties style:column-width="1.0229in" style:rel-column-width="10037*"/>
    </style:style>
    <style:style style:name="IdentificativoPreventivo.E" style:family="table-column">
      <style:table-column-properties style:column-width="1.2674in" style:rel-column-width="12436*"/>
    </style:style>
    <style:style style:name="IdentificativoPreventivo.F" style:family="table-column">
      <style:table-column-properties style:column-width="0.1826in" style:rel-column-width="1790*"/>
    </style:style>
    <style:style style:name="IdentificativoPreventivo.G" style:family="table-column">
      <style:table-column-properties style:column-width="0.0444in" style:rel-column-width="436*"/>
    </style:style>
    <style:style style:name="IdentificativoPreventivo.H" style:family="table-column">
      <style:table-column-properties style:column-width="0.2931in" style:rel-column-width="2878*"/>
    </style:style>
    <style:style style:name="IdentificativoPreventivo.I" style:family="table-column">
      <style:table-column-properties style:column-width="0.1229in" style:rel-column-width="1203*"/>
    </style:style>
    <style:style style:name="IdentificativoPreventivo.J" style:family="table-column">
      <style:table-column-properties style:column-width="0.5056in" style:rel-column-width="4960*"/>
    </style:style>
    <style:style style:name="IdentificativoPreventivo.K" style:family="table-column">
      <style:table-column-properties style:column-width="0.016in" style:rel-column-width="157*"/>
    </style:style>
    <style:style style:name="IdentificativoPreventivo.L" style:family="table-column">
      <style:table-column-properties style:column-width="0.6889in" style:rel-column-width="6763*"/>
    </style:style>
    <style:style style:name="IdentificativoPreventivo.M" style:family="table-column">
      <style:table-column-properties style:column-width="0.2028in" style:rel-column-width="1991*"/>
    </style:style>
    <style:style style:name="IdentificativoPreventivo.O" style:family="table-column">
      <style:table-column-properties style:column-width="0.0125in" style:rel-column-width="123*"/>
    </style:style>
    <style:style style:name="IdentificativoPreventivo.P" style:family="table-column">
      <style:table-column-properties style:column-width="1.1042in" style:rel-column-width="10835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18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2104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1875in"/>
    </style:style>
    <style:style style:name="IdentificativoPreventivo.7" style:family="table-row">
      <style:table-row-properties style:min-row-height="0.2667in"/>
    </style:style>
    <style:style style:name="IdentificativoPreventivo.A8" style:family="table-cell">
      <style:table-cell-properties fo:border="none" fo:padding="0.0382in"/>
    </style:style>
    <style:style style:name="IdentificativoPreventivo.11" style:family="table-row">
      <style:table-row-properties style:min-row-height="0.0854in"/>
    </style:style>
    <style:style style:name="IdentificativoPreventivo.14" style:family="table-row">
      <style:table-row-properties style:min-row-height="0.4972in"/>
    </style:style>
    <style:style style:name="IdentificativoPreventivo.16" style:family="table-row">
      <style:table-row-properties style:min-row-height="0.0493in"/>
    </style:style>
    <style:style style:name="IdentificativoPreventivo.17" style:family="table-row">
      <style:table-row-properties style:min-row-height="0.0535in"/>
    </style:style>
    <style:style style:name="IdentificativoPreventivo.A19" style:family="table-cell">
      <style:table-cell-properties fo:border="none" fo:padding="0.0382in" style:vertical-align="bottom"/>
    </style:style>
    <style:style style:name="IdentificativoPreventivo.21" style:family="table-row">
      <style:table-row-properties style:min-row-height="0.1472in"/>
    </style:style>
    <style:style style:name="IdentificativoPreventivo.29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Table_20_Contents" style:family="paragraph">
      <style:paragraph-properties style:justify-single-word="false" fo:text-align="star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C"/>
        <table:table-column table:style-name="IdentificativoPreventivo.D"/>
        <table:table-column table:style-name="IdentificativoPreventivo.E"/>
        <table:table-column table:style-name="IdentificativoPreventivo.F"/>
        <table:table-column table:style-name="IdentificativoPreventivo.G"/>
        <table:table-column table:style-name="IdentificativoPreventivo.H"/>
        <table:table-column table:style-name="IdentificativoPreventivo.I"/>
        <table:table-column table:style-name="IdentificativoPreventivo.J"/>
        <table:table-column table:style-name="IdentificativoPreventivo.K"/>
        <table:table-column table:style-name="IdentificativoPreventivo.L"/>
        <table:table-column table:style-name="IdentificativoPreventivo.M"/>
        <table:table-column table:style-name="IdentificativoPreventivo.K"/>
        <table:table-column table:style-name="IdentificativoPreventivo.O"/>
        <table:table-column table:style-name="IdentificativoPreventivo.P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number-columns-spanned="4" table:style-name="IdentificativoPreventivo.A1">
            <text:p text:style-name="Table_20_Contents">
29/01/2010
</text:p>
          </table:table-cell>
          <table:covered-table-cell/>
          <table:covered-table-cell/>
          <table:covered-table-cell/>
          <table:table-cell office:value-type="string" table:number-columns-spanned="11" table:style-name="IdentificativoPreventivo.A1">
            <text:p text:style-name="Table_20_Contents">
Spett.le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number-columns-spanned="4" table:style-name="IdentificativoPreventivo.A2">
            <text:p text:style-name="Table_20_Contents">
<text:span text:style-name="Strong Emphasis">n.015/2010</text:span>
</text:p>
          </table:table-cell>
          <table:covered-table-cell/>
          <table:covered-table-cell/>
          <table:covered-table-cell/>
          <table:table-cell office:value-type="string" table:number-columns-spanned="11" table:style-name="IdentificativoPreventivo.A2">
            <text:p text:style-name="P19">
<text:span text:style-name="Strong Emphasis">BRANDED APPAREL ITALIA SRL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number-columns-spanned="4" table:style-name="IdentificativoPreventivo.A2">
            <text:p text:style-name="Table_20_Contents">
<text:span text:style-name="Strong Emphasis">n.003/2010</text:span>
</text:p>
          </table:table-cell>
          <table:covered-table-cell/>
          <table:covered-table-cell/>
          <table:covered-table-cell/>
          <table:table-cell office:value-type="string" table:number-columns-spanned="3" table:style-name="IdentificativoPreventivo.A2">
            <text:p text:style-name="Table_20_Contents">
<text:span text:style-name="Ruby_20_Literal"/>
</text:p>
          </table:table-cell>
          <table:covered-table-cell/>
          <table:covered-table-cell/>
          <table:table-cell office:value-type="string" table:number-columns-spanned="4" table:style-name="IdentificativoPreventivo.A2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4" table:style-name="IdentificativoPreventivo.A2">
            <text:p text:style-name="Table_20_Contents"/>
          </table:table-cell>
          <table:covered-table-cell/>
          <table:covered-table-cell/>
          <table:covered-table-cell/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number-columns-spanned="4" table:style-name="IdentificativoPreventivo.A1">
            <text:p text:style-name="Table_20_Contents">
<text:span text:style-name="Ruby_20_Value"/>
</text:p>
          </table:table-cell>
          <table:covered-table-cell/>
          <table:covered-table-cell/>
          <table:covered-table-cell/>
          <table:table-cell office:value-type="string" table:number-columns-spanned="3" table:style-name="IdentificativoPreventivo.A1">
            <text:p text:style-name="Table_20_Contents">
<text:span text:style-name="Ruby_20_Literal"/>
</text:p>
          </table:table-cell>
          <table:covered-table-cell/>
          <table:covered-table-cell/>
          <table:table-cell office:value-type="string" table:number-columns-spanned="4" table:style-name="IdentificativoPreventivo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4" table:style-name="IdentificativoPreventivo.A1">
            <text:p text:style-name="Table_20_Contents"/>
          </table:table-cell>
          <table:covered-table-cell/>
          <table:covered-table-cell/>
          <table:covered-table-cell/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number-columns-spanned="4" table:style-name="IdentificativoPreventivo.A2">
            <text:p text:style-name="Table_20_Contents">
Roberto Masi
</text:p>
          </table:table-cell>
          <table:covered-table-cell/>
          <table:covered-table-cell/>
          <table:covered-table-cell/>
          <table:table-cell office:value-type="string" table:number-columns-spanned="3" table:style-name="IdentificativoPreventivo.A2">
            <text:p text:style-name="Table_20_Contents">
c.a.
</text:p>
          </table:table-cell>
          <table:covered-table-cell/>
          <table:covered-table-cell/>
          <table:table-cell office:value-type="string" table:number-columns-spanned="8" table:style-name="IdentificativoPreventivo.A2">
            <text:p text:style-name="Table_20_Contents">
<text:span text:style-name="Strong Emphasis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number-columns-spanned="4" table:style-name="IdentificativoPreventivo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IdentificativoPreventivo.A1">
            <text:p text:style-name="Table_20_Contents"/>
          </table:table-cell>
          <table:covered-table-cell/>
          <table:covered-table-cell/>
          <table:table-cell office:value-type="string" table:number-columns-spanned="4" table:style-name="IdentificativoPreventivo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4" table:style-name="IdentificativoPreventivo.A1">
            <text:p text:style-name="Table_20_Contents"/>
          </table:table-cell>
          <table:covered-table-cell/>
          <table:covered-table-cell/>
          <table:covered-table-cell/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15" table:style-name="IdentificativoPreventivo.A2">
            <text:p text:style-name="P6">
PREVENTIVO SMALL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IdentificativoPreventivo.A8">
            <text:p text:style-name="Table_20_Contents"/>
          </table:table-cell>
          <table:covered-table-cell/>
          <table:table-cell office:value-type="string" table:number-columns-spanned="2" table:style-name="IdentificativoPreventivo.A8">
            <text:p text:style-name="Table_20_Contents"/>
          </table:table-cell>
          <table:covered-table-cell/>
          <table:table-cell office:value-type="string" table:number-columns-spanned="5" table:style-name="IdentificativoPreventivo.A8">
            <text:p text:style-name="Table_20_Contents"/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IdentificativoPreventivo.A8">
            <text:p text:style-name="P8">
Q.TA'
</text:p>
          </table:table-cell>
          <table:covered-table-cell/>
          <table:table-cell office:value-type="string" table:number-columns-spanned="5" table:style-name="IdentificativoPreventivo.A8">
            <text:p text:style-name="P8">
IMPORTO €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IdentificativoPreventivo.A8">
            <text:p text:style-name="Table_20_Contents"/>
          </table:table-cell>
          <table:covered-table-cell/>
          <table:table-cell office:value-type="string" table:number-columns-spanned="2" table:style-name="IdentificativoPreventivo.A8">
            <text:p text:style-name="Table_20_Contents"/>
          </table:table-cell>
          <table:covered-table-cell/>
          <table:table-cell office:value-type="string" table:number-columns-spanned="5" table:style-name="IdentificativoPreventivo.A8">
            <text:p text:style-name="Table_20_Contents"/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IdentificativoPreventivo.A8">
            <text:p text:style-name="Table_20_Contents"/>
          </table:table-cell>
          <table:covered-table-cell/>
          <table:table-cell office:value-type="string" table:number-columns-spanned="3" table:style-name="IdentificativoPreventivo.A8">
            <text:p text:style-name="P7">
Cad.
</text:p>
          </table:table-cell>
          <table:covered-table-cell/>
          <table:covered-table-cell/>
          <table:table-cell office:value-type="string" table:number-columns-spanned="2" table:style-name="IdentificativoPreventivo.A8">
            <text:p text:style-name="P7">
TOTALI
</text:p>
          </table:table-cell>
          <table:covered-table-cell/>
        </table:table-row>
        <table:table-row table:style-name="IdentificativoPreventivo.11">
          <table:table-cell office:value-type="string" table:number-columns-spanned="16" table:style-name="IdentificativoPreventivo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IdentificativoPreventivo.A8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dentificativoPreventivo.14">
          <table:table-cell office:value-type="string" table:number-columns-spanned="9" table:style-name="IdentificativoPreventivo.A8">
            <text:p text:style-name="Table_20_Contents">
-
Realizzazione dell’esecutivo di stampa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18">
1
</text:p>
          </table:table-cell>
          <table:table-cell office:value-type="string" table:number-columns-spanned="3" table:style-name="IdentificativoPreventivo.A8">
            <text:p text:style-name="P17">
€70,00
</text:p>
          </table:table-cell>
          <table:covered-table-cell/>
          <table:covered-table-cell/>
          <table:table-cell office:value-type="string" table:number-columns-spanned="3" table:style-name="IdentificativoPreventivo.A8">
            <text:p text:style-name="P17">
€70,00
</text:p>
          </table:table-cell>
          <table:covered-table-cell/>
          <table:covered-table-cell/>
        </table:table-row>
        <table:table-row table:style-name="IdentificativoPreventivo.14">
          <table:table-cell office:value-type="string" table:number-columns-spanned="9" table:style-name="IdentificativoPreventivo.A8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18">
1
</text:p>
          </table:table-cell>
          <table:table-cell office:value-type="string" table:number-columns-spanned="3" table:style-name="IdentificativoPreventivo.A8">
            <text:p text:style-name="P17">
€100,00
</text:p>
          </table:table-cell>
          <table:covered-table-cell/>
          <table:covered-table-cell/>
          <table:table-cell office:value-type="string" table:number-columns-spanned="3" table:style-name="IdentificativoPreventivo.A8">
            <text:p text:style-name="P17">
€100,00
</text:p>
          </table:table-cell>
          <table:covered-table-cell/>
          <table:covered-table-cell/>
        </table:table-row>
        <table:table-row table:style-name="IdentificativoPreventivo.14">
          <table:table-cell office:value-type="string" table:number-columns-spanned="9" table:style-name="IdentificativoPreventivo.A8">
            <text:p text:style-name="Table_20_Contents">
-
Consegna materiali presso unica destinazione con corriere espress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18">
1
</text:p>
          </table:table-cell>
          <table:table-cell office:value-type="string" table:number-columns-spanned="3" table:style-name="IdentificativoPreventivo.A8">
            <text:p text:style-name="P17">
€50,00
</text:p>
          </table:table-cell>
          <table:covered-table-cell/>
          <table:covered-table-cell/>
          <table:table-cell office:value-type="string" table:number-columns-spanned="3" table:style-name="IdentificativoPreventivo.A8">
            <text:p text:style-name="P17">
€50,00
</text:p>
          </table:table-cell>
          <table:covered-table-cell/>
          <table:covered-table-cell/>
        </table:table-row>
        <table:table-row table:style-name="IdentificativoPreventivo.16">
          <table:table-cell office:value-type="string" table:number-columns-spanned="16" table:style-name="IdentificativoPreventivo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dentificativoPreventivo.11">
          <table:table-cell office:value-type="string" table:number-columns-spanned="16" table:style-name="IdentificativoPreventivo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IdentificativoPreventivo.A8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dentificativoPreventivo.14">
          <table:table-cell office:value-type="string" table:number-columns-spanned="9" table:style-name="IdentificativoPreventivo.A8">
            <text:p text:style-name="Table_20_Contents">
-
Rimborso Agenzia per coordinamento produzione e
Supervisione qualità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18">
1
</text:p>
          </table:table-cell>
          <table:table-cell office:value-type="string" table:number-columns-spanned="3" table:style-name="IdentificativoPreventivo.A8">
            <text:p text:style-name="P17">
€120,00
</text:p>
          </table:table-cell>
          <table:covered-table-cell/>
          <table:covered-table-cell/>
          <table:table-cell office:value-type="string" table:number-columns-spanned="3" table:style-name="IdentificativoPreventivo.A8">
            <text:p text:style-name="P17">
€120,00
</text:p>
          </table:table-cell>
          <table:covered-table-cell/>
          <table:covered-table-cell/>
        </table:table-row>
        <table:table-row table:style-name="IdentificativoPreventivo.14">
          <table:table-cell office:value-type="string" table:number-columns-spanned="9" table:style-name="IdentificativoPreventivo.A8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18">
30
</text:p>
          </table:table-cell>
          <table:table-cell office:value-type="string" table:number-columns-spanned="3" table:style-name="IdentificativoPreventivo.A8">
            <text:p text:style-name="P17">
€122,00
</text:p>
          </table:table-cell>
          <table:covered-table-cell/>
          <table:covered-table-cell/>
          <table:table-cell office:value-type="string" table:number-columns-spanned="3" table:style-name="IdentificativoPreventivo.A8">
            <text:p text:style-name="P17">
€3.660,00
</text:p>
          </table:table-cell>
          <table:covered-table-cell/>
          <table:covered-table-cell/>
        </table:table-row>
        <table:table-row table:style-name="IdentificativoPreventivo.14">
          <table:table-cell office:value-type="string" table:number-columns-spanned="9" table:style-name="IdentificativoPreventivo.A8">
            <text:p text:style-name="Table_20_Contents">
-
Spese di trasporti e consegna materiali su Pomezia         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18">
1
</text:p>
          </table:table-cell>
          <table:table-cell office:value-type="string" table:number-columns-spanned="3" table:style-name="IdentificativoPreventivo.A8">
            <text:p text:style-name="P17">
€0,00
</text:p>
          </table:table-cell>
          <table:covered-table-cell/>
          <table:covered-table-cell/>
          <table:table-cell office:value-type="string" table:number-columns-spanned="3" table:style-name="IdentificativoPreventivo.A8">
            <text:p text:style-name="P17">
€0,00
</text:p>
          </table:table-cell>
          <table:covered-table-cell/>
          <table:covered-table-cell/>
        </table:table-row>
        <table:table-row table:style-name="IdentificativoPreventivo.16">
          <table:table-cell office:value-type="string" table:number-columns-spanned="16" table:style-name="IdentificativoPreventivo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dentificativoPreventivo.11">
          <table:table-cell office:value-type="string" table:number-columns-spanned="16" table:style-name="IdentificativoPreventivo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IdentificativoPreventivo.A8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dentificativoPreventivo.14">
          <table:table-cell office:value-type="string" table:number-columns-spanned="9" table:style-name="IdentificativoPreventivo.A8">
            <text:p text:style-name="Table_20_Contents">
-
Pipp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18">
1
</text:p>
          </table:table-cell>
          <table:table-cell office:value-type="string" table:number-columns-spanned="3" table:style-name="IdentificativoPreventivo.A8">
            <text:p text:style-name="P17">
€10,00
</text:p>
          </table:table-cell>
          <table:covered-table-cell/>
          <table:covered-table-cell/>
          <table:table-cell office:value-type="string" table:number-columns-spanned="3" table:style-name="IdentificativoPreventivo.A8">
            <text:p text:style-name="P17">
€10,00
</text:p>
          </table:table-cell>
          <table:covered-table-cell/>
          <table:covered-table-cell/>
        </table:table-row>
        <table:table-row table:style-name="IdentificativoPreventivo.16">
          <table:table-cell office:value-type="string" table:number-columns-spanned="16" table:style-name="IdentificativoPreventivo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4" table:style-name="IdentificativoPreventivo.A8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IdentificativoPreventivo.A8">
            <text:p text:style-name="P17">
€-1,00
</text:p>
          </table:table-cell>
          <table:covered-table-cell/>
        </table:table-row>
        <table:table-row>
          <table:table-cell office:value-type="string" table:number-columns-spanned="15" table:style-name="IdentificativoPreventivo.A19">
            <text:p text:style-name="P6">
TOTALE PREVENTIV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7">
<text:span text:style-name="Strong Emphasis">€4.009,00</text:span>
</text:p>
          </table:table-cell>
        </table:table-row>
        <table:table-row>
          <table:table-cell office:value-type="string" table:number-columns-spanned="15" table:style-name="IdentificativoPreventivo.A8">
            <text:p text:style-name="P14">
I prezzi indicati si intendono al netto di IVA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6"/>
          </table:table-cell>
        </table:table-row>
        <table:table-row table:style-name="IdentificativoPreventivo.21">
          <table:table-cell office:value-type="string" table:number-columns-spanned="3" table:style-name="IdentificativoPreventivo.A8">
            <text:p text:style-name="P9"/>
          </table:table-cell>
          <table:covered-table-cell/>
          <table:covered-table-cell/>
          <table:table-cell office:value-type="string" table:number-columns-spanned="4" table:style-name="IdentificativoPreventivo.A8">
            <text:p text:style-name="P9"/>
          </table:table-cell>
          <table:covered-table-cell/>
          <table:covered-table-cell/>
          <table:covered-table-cell/>
          <table:table-cell office:value-type="string" table:number-columns-spanned="8" table:style-name="IdentificativoPreventivo.A8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6"/>
          </table:table-cell>
        </table:table-row>
        <table:table-row>
          <table:table-cell office:value-type="string" table:number-columns-spanned="3" table:style-name="IdentificativoPreventivo.A8">
            <text:p text:style-name="P10">
Consegna:
</text:p>
          </table:table-cell>
          <table:covered-table-cell/>
          <table:covered-table-cell/>
          <table:table-cell office:value-type="string" table:number-columns-spanned="13" table:style-name="IdentificativoPreventivo.A8">
            <text:p text:style-name="P11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IdentificativoPreventivo.A8">
            <text:p text:style-name="P10">
Pagamento:
</text:p>
          </table:table-cell>
          <table:covered-table-cell/>
          <table:covered-table-cell/>
          <table:table-cell office:value-type="string" table:number-columns-spanned="13" table:style-name="IdentificativoPreventivo.A8">
            <text:p text:style-name="P11">
SOLITI ACCORDI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IdentificativoPreventivo.A8">
            <text:p text:style-name="P10">
Fatturazione:
</text:p>
          </table:table-cell>
          <table:covered-table-cell/>
          <table:covered-table-cell/>
          <table:table-cell office:value-type="string" table:number-columns-spanned="13" table:style-name="IdentificativoPreventivo.A8">
            <text:p text:style-name="P11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IdentificativoPreventivo.A8">
            <text:p text:style-name="P11"/>
          </table:table-cell>
          <table:covered-table-cell/>
          <table:covered-table-cell/>
          <table:table-cell office:value-type="string" table:number-columns-spanned="4" table:style-name="IdentificativoPreventivo.A8">
            <text:p text:style-name="P9"/>
          </table:table-cell>
          <table:covered-table-cell/>
          <table:covered-table-cell/>
          <table:covered-table-cell/>
          <table:table-cell office:value-type="string" table:number-columns-spanned="8" table:style-name="IdentificativoPreventivo.A8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IdentificativoPreventivo.A8">
            <text:p text:style-name="P6"/>
          </table:table-cell>
        </table:table-row>
        <table:table-row>
          <table:table-cell office:value-type="string" table:number-columns-spanned="16" table:style-name="IdentificativoPreventivo.A8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IdentificativoPreventivo.A8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6" table:style-name="IdentificativoPreventivo.A8">
            <text:p text:style-name="P15">
Timbro e firma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10" table:style-name="IdentificativoPreventivo.A8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IdentificativoPreventivo.29">
          <table:table-cell office:value-type="string" table:number-columns-spanned="6" table:style-name="IdentificativoPreventivo.A8">
            <text:p text:style-name="P15"/>
            <text:p text:style-name="P15">
_______________________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10" table:style-name="IdentificativoPreventivo.A8">
            <text:p text:style-name="P13">
<text:span text:style-name="Strong Emphasis">Cube S.r.l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2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1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0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5:51:59</dc:date>
    <meta:editing-cycles>220</meta:editing-cycles>
    <meta:editing-duration>PT22H47M23S</meta:editing-duration>
    <meta:document-statistic meta:table-count="1" meta:image-count="5" meta:object-count="0" meta:page-count="1" meta:paragraph-count="52" meta:word-count="96" meta:character-count="1176"/>
    <meta:user-defined meta:name="Info 1"/>
    <meta:user-defined meta:name="Info 2"/>
    <meta:user-defined meta:name="Info 3"/>
    <meta:user-defined meta:name="Info 4"/>
  </office:meta>
</office:document-meta>
</file>